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0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Élément 1</text:p>
          </table:table-cell>
          <table:table-cell office:value-type="string" calcext:value-type="string">
            <text:p>Élément 2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>L’abri animal fournit de la chaleur à la serre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>Les animaux fournissent du dioxyde de carbone et du méthane à la serre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>L’abri animal fournit du fumier à la serre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Une haie peut fournir de petits fruits : cassis, framboises, groseilles, mûres, …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La haie aide à réguler les températures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La haie favorise la biodiversité.</text:p>
          </table:table-cell>
        </table:table-row>
        <table:table-row table:style-name="ro1">
          <table:table-cell office:value-type="string" calcext:value-type="string">
            <text:p>Plantes aromatiques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s plantes aromatiques sont utilisées de façon quotidienne pour la cuisine.</text:p>
          </table:table-cell>
        </table:table-row>
        <table:table-row table:style-name="ro1">
          <table:table-cell office:value-type="string" calcext:value-type="string">
            <text:p>Plantes grimpantes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s plantes grimpantes fournissent de l’isolation à l’habitation.</text:p>
          </table:table-cell>
        </table:table-row>
        <table:table-row table:style-name="ro1">
          <table:table-cell office:value-type="string" calcext:value-type="string">
            <text:p>Plantes médicinales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s plantes médicinales servent entre autres de remèdes de première nécessité et de toniqu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Les grenouilles, crapauds et salamandres qui s’établissent dans le point d’eau se nourrissent entre autres de limac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Un point d’eau réfléchit les rayons du soleil, ce qui fournit lumière et chaleur aux plant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Un point d’eau apporte de la biodiversité à proximité des cultur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Remise à outils</text:p>
          </table:table-cell>
          <table:table-cell office:value-type="string" calcext:value-type="string">
            <text:p>Le point d’eau peut être utilisé pour y laver les outil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Les points d’eau absorbent la chaleur et reflètent la lumière.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string" calcext:value-type="string">
            <text:p>Composteur</text:p>
          </table:table-cell>
          <table:table-cell office:value-type="string" calcext:value-type="string">
            <text:p>Le potager fournit de la matière organique à composter.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Les plantes ont besoin de soleil pour pousser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 poulailler fournit des œufs de façon plus ou moins quotidienne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 poulailler demande une visite hebdomadaire pour traiter la nourriture des animaux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Le fumier du poulailler doit être traité toutes les deux à trois semaines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Les poules fertilisent le terrain et le rendent prêt à être cultivé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Les poules éliminent les ravageurs du potager. Pour éviter qu’elles ne détruisent les plantes, il faut leur aménager des parcours entre les cultures ou les lâcher en fin de saison.</text:p>
          </table:table-cell>
        </table:table-row>
        <table:table-row table:style-name="ro1">
          <table:table-cell office:value-type="string" calcext:value-type="string">
            <text:p>Serre</text:p>
          </table:table-cell>
          <table:table-cell office:value-type="string" calcext:value-type="string">
            <text:p>Abri animal</text:p>
          </table:table-cell>
          <table:table-cell office:value-type="string" calcext:value-type="string">
            <text:p>La serre fournit de la chaleur à l’abri animal.</text:p>
          </table:table-cell>
        </table:table-row>
        <table:table-row table:style-name="ro1">
          <table:table-cell office:value-type="string" calcext:value-type="string">
            <text:p>Serre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La serre a besoin de soleil pour être efficace.</text:p>
          </table:table-cell>
        </table:table-row>
      </table:table>
      <table:named-expressions/>
      <table:database-ranges>
        <table:database-range table:name="__Anonymous_Sheet_DB__0" table:target-range-address="Feuille1.A1:Feuille1.C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0:49:27.493470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27:23.418752070</meta:creation-date>
    <meta:generator>LibreOffice/6.0.7.3$Linux_X86_64 LibreOffice_project/00m0$Build-3</meta:generator>
    <dc:date>2020-03-12T20:55:16.179367001</dc:date>
    <meta:editing-duration>P1DT1H40M34S</meta:editing-duration>
    <meta:editing-cycles>49</meta:editing-cycles>
    <meta:document-statistic meta:table-count="1" meta:cell-count="72" meta:object-count="0"/>
  </office:meta>
</office:document-meta>
</file>